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36.35666mm" fo:page-width="32.144493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gradient" draw:fill-gradient-name="gradient-1" draw:opacity="100.0%" draw:stroke="none"/>
    </style:style>
    <style:style style:family="graphic" style:name="style-3">
      <style:graphic-properties draw:fill="solid" draw:fill-color="#73b507" draw:opacity="100.0%" draw:stroke="none"/>
    </style:style>
    <style:style style:family="graphic" style:name="style-4">
      <style:graphic-properties draw:fill="solid" draw:fill-color="#bbff3b" draw:opacity="100.0%" draw:stroke="none"/>
    </style:style>
    <style:style style:family="graphic" style:name="style-5">
      <style:graphic-properties draw:fill="solid" draw:fill-color="#b2ff21" draw:opacity="100.0%" draw:stroke="none"/>
    </style:style>
    <style:style style:family="graphic" style:name="style-6">
      <style:graphic-properties draw:fill="solid" draw:fill-color="#b2ff21" draw:opacity="100.0%" draw:stroke="none"/>
    </style:style>
  </office:automatic-styles>
  <office:body>
    <office:drawing>
      <draw:page draw:master-page-name="Default" draw:name="page1" draw:style-name="DP1">
        <draw:g draw:id="Layer_1">
          <draw:g draw:id="g3">
            <draw:path svg:d="M 3082.4812 832.2324 C 2700.2375 606.59576 2318.0205 381.0385 1935.7769 155.40187 C 1783.8533 65.68167 1614.3876 -67.50958 1432.0366 40.122925 C 1269.4504 136.08727 1106.9169 232.02518 944.35693 328.01602 C 711.60297 465.38766 478.79608 602.78577 246.01572 740.1575 C 95.9176 828.8194 62.447807 842.3131 43.688858 1027.0715 C 4.636336 1411.6434 11.912378 1803.0945 13.579252 2189.1213 C 14.161336 2324.1382 -31.42637 2611.6875 41.281124 2714.187 C 70.596954 2761.3887 143.75424 2791.3926 189.79173 2818.5388 C 597.75275 3059.389 1005.6873 3300.16 1413.6483 3540.9836 C 1584.7808 3642.0015 1724.9042 3561.039 1872.0656 3474.1765 C 2100.057 3339.583 2328.075 3205.0425 2556.1194 3070.4487 C 2726.0083 2970.119 2895.9238 2869.8682 3065.7861 2769.6174 C 3192.7861 2694.6875 3166.1956 2568.1108 3169.397 2442.6719 C 3176.5938 2159.2766 3179.8215 1875.564 3173.7627 1592.0895 C 3168.8943 1364.1509 3183.2349 1095.3344 3105.1826 877.0795 C 3099.5732 861.44244 3092.9058 845.3293 3082.4812 832.2324 z" svg:height="35.878662mm" draw:style-name="style-2" svg:viewBox="0.0 0.0 3176.944 3587.8662" svg:width="31.769442mm" svg:x="0.12191162mm" svg:y="0.22133562mm"/>
            <draw:path svg:d="M 1437.0134 41.769135 C 998.9164 300.3464 560.8722 558.8973 122.77513 817.4745 C -3.6692286 892.1134 23.979725 1165.4545 17.762012 1288.8296 C 6.4113884 1514.2811 4.0830545 1740.1823 3.5803463 1965.8718 C 3.3422213 2077.6582 -15.416736 2747.98 35.356804 2747.5303 C 111.29222 2869.7148 351.29575 2953.5613 467.81824 3022.3267 C 708.9859 3164.6987 950.1802 3307.0713 1191.3743 3449.4436 C 1358.194 3547.9214 1559.0128 3712.9949 1759.9109 3594.435 C 1908.5803 3523.6328 2049.3123 3423.5938 2190.9436 3339.9854 C 2427.9043 3200.1267 2664.8123 3060.3474 2901.6936 2920.5151 C 2969.7444 2880.2986 3192.4177 2783.5403 3196.2544 2683.1309 C 3214.934 2190.027 3229.0098 1690.044 3187.0732 1197.9719 C 3179.5327 1110.0243 3185.1948 883.0383 3094.6013 829.5661 C 2935.19 735.4538 2775.7256 641.3415 2616.314 547.22925 C 2397.345 417.95383 2178.2964 288.70486 1959.3007 159.42946 C 1802.0591 66.69288 1625.6614 -69.56752 1437.0134 41.769135 z M 46.46931 2056.5977 C 46.46931 1699.7013 35.621395 1331.5864 85.54826 976.9919 C 103.936806 846.34064 179.66055 833.37604 290.4945 767.9446 C 679.59076 538.28625 1068.6869 308.68085 1457.7567 78.99606 C 1640.6897 -28.953932 1836.7458 136.59586 1988.1669 225.99855 C 2231.4512 369.58792 2474.762 513.1508 2717.9934 656.76666 C 2825.4143 720.1608 3068.8574 800.8587 3105.8992 932.9387 C 3159.054 1122.7772 3156.3022 1334.7614 3162.0967 1530.1033 C 3170.4575 1812.3872 3168.6055 2095.0415 3162.52 2377.3257 C 3159.292 2527.7676 3181.861 2646.0627 3081.4517 2759.8867 C 3060.7612 2783.3552 3027.503 2796.743 3000.8596 2812.4858 C 2837.2942 2908.9795 2673.7817 3005.5256 2510.2163 3102.0193 C 2320.219 3214.176 2130.1953 3326.3596 1940.1715 3438.5164 C 1806.16 3517.627 1667.0157 3632.3765 1500.8044 3576.682 C 1391.2141 3539.9048 1286.6506 3456.1907 1188.358 3398.1677 C 983.888 3277.4382 779.49744 3156.8147 575.0539 3036.0854 C 431.51746 2951.419 287.98096 2866.6726 144.44453 2781.9795 C 110.20746 2761.7654 85.91872 2730.6768 52.396 2710.8594 C 48.771187 2492.8162 46.46931 2274.72 46.46931 2056.5977 z" svg:height="36.356533mm" draw:style-name="style-3" svg:viewBox="0.0 0.0 3214.4316 3635.6533" svg:width="32.144318mm" svg:x="1.7978363E-4mm" svg:y="8.570385E-5mm"/>
            <draw:path svg:d="M 1778.8932 577.5634 C 2127.905 430.42862 2444.9553 221.011 2780.8174 48.264576 C 2791.242 42.893555 2944.9648 -26.136263 2893.5034 25.536837 C 2814.7634 104.59431 2706.3901 162.03539 2614.0505 223.20705 C 2329.1738 411.88144 2020.1934 596.9839 1783.7618 846.90924 C 1590.3779 1051.2998 1597.1511 1403.7249 1573.0742 1666.906 C 1562.729 1779.1952 1560.6123 1900.9564 1526.19 2009.2505 C 1497.6149 2098.997 1454.4084 2037.1376 1440.7295 1977.6327 C 1374.1604 1688.3109 1397.5231 1385.5747 1306.0302 1099.6395 C 1193.9789 749.5426 768.79346 519.9901 477.22263 332.05658 C 348.0795 248.84512 215.17929 171.24287 87.12096 86.390976 C 67.35659 73.32058 -61.28383 -25.871723 35.950546 6.4339175 C 278.12363 86.893715 506.0093 239.21432 734.34467 351.3977 C 906.24445 435.85272 1080.2079 516.73584 1258.6693 586.4007 C 1452.0269 661.88605 1585.8003 659.00226 1778.8932 577.5634 z" svg:height="20.544178mm" draw:style-name="style-4" svg:viewBox="0.0 0.0 2904.012 2054.418" svg:width="29.040121mm" svg:x="1.8714612mm" svg:y="11.278877mm"/>
            <draw:path svg:d="M 2918.3276 846.1306 C 2918.3276 811.3115 2727.325 717.0404 2702.0042 701.11255 C 2539.206 598.9305 2374.503 499.71173 2208.6887 402.4774 C 2031.8412 298.81363 1853.7236 196.94907 1671.902 102.307594 C 1587.6852 58.43968 1483.254 -29.428446 1387.1045 9.862181 C 1113.7899 121.41051 856.6943 289.39447 603.3558 439.12216 C 465.9048 520.3228 329.0093 602.63464 193.38394 686.82513 C 171.26477 700.55695 0.0 784.13885 0.0 814.2219 C 0.0 774.69324 505.48645 550.2736 552.3177 525.05884 C 821.4519 380.14648 1088.8927 227.5084 1366.4142 98.94739 C 1470.607 50.66093 1520.3488 104.55655 1621.8429 157.68489 C 1806.469 254.33717 1989.7723 353.5824 2173.0493 452.80115 C 2345.187 546.0403 2517.0076 639.80865 2689.7275 732.0424 C 2706.1582 740.7471 2918.3276 835.5738 2918.3276 846.1306 z" svg:height="8.461307mm" draw:style-name="style-5" svg:viewBox="0.0 0.0 2918.3276 846.1306" svg:width="29.183277mm" svg:x="1.5705665mm" svg:y="0.5440514mm"/>
            <draw:path svg:d="M 0.0 0.0 C 0.0 34.845657 191.0027 129.1166 216.34978 145.01819 C 379.1479 247.2267 543.851 346.44543 709.6654 443.65344 C 886.48645 547.3436 1064.6305 649.2084 1246.452 743.8759 C 1330.6688 787.7702 1435.0735 875.58545 1531.2495 836.2948 C 1804.5376 724.773 2061.6597 556.7889 2314.998 407.06128 C 2452.4492 325.83423 2589.3447 243.5488 2724.9436 159.3584 C 2747.089 145.60016 2918.3276 62.04462 2918.3276 31.961468 C 2918.3276 71.4903 2412.8674 295.90973 2366.0627 321.15103 C 2096.902 466.06326 1829.4614 618.67505 1551.9664 747.23615 C 1447.7471 795.5225 1398.0319 741.6006 1296.5112 688.47235 C 1111.9115 591.8465 928.60815 492.62778 745.33124 393.40903 C 573.1669 300.1698 401.3465 206.37508 228.65295 114.14133 C 212.19582 105.41003 0.0 10.583373 0.0 0.0 z" svg:height="8.461612mm" draw:style-name="style-6" svg:viewBox="0.0 0.0 2918.3274 846.16113" svg:width="29.183275mm" svg:x="1.2512145mm" svg:y="27.391518mm"/>
          </draw:g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>
    <draw:gradient draw:border="33.030457%" draw:cx="50.03123%" draw:cy="50.09603%" draw:display-name="gradient-1" draw:end-color="#7dd909" draw:name="gradient-1" draw:start-color="#67b307" draw:style="radial"/>
  </office:styles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36.35666mm" fo:page-width="32.144493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